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13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3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13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9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4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 Monad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listege" xlink:type="simple">https://twitter.com/listeg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0:18:33.084000000</dc:date>
    <meta:editing-duration>P2DT21H7M57S</meta:editing-duration>
    <meta:editing-cycles>1126</meta:editing-cycles>
    <meta:document-statistic meta:table-count="4" meta:cell-count="36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